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Sans" svg:font-family="'Noto Sans', Arial, sans-serif"/>
    <style:font-face style:name="EB Garamond 08" svg:font-family="'EB Garamond 08'"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officeooo:rsid="0004f751" officeooo:paragraph-rsid="0004f751"/>
    </style:style>
    <style:style style:name="P2" style:family="paragraph" style:parent-style-name="Text_20_body">
      <style:text-properties fo:font-variant="normal" fo:text-transform="none" fo:color="#000000" style:font-name="Noto Sans" fo:font-size="7pt" fo:letter-spacing="normal" fo:font-style="normal" fo:font-weight="normal" officeooo:rsid="000880d8" officeooo:paragraph-rsid="000880d8" style:font-weight-asian="normal" style:font-weight-complex="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Noto Sans" fo:font-size="7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style:style>
    <style:style style:name="P5" style:family="paragraph" style:parent-style-name="Standard_20__28_user_29_">
      <style:text-properties fo:color="#000000" style:font-name="EB Garamond 08" fo:font-weight="bold" officeooo:rsid="002ed0ca" officeooo:paragraph-rsid="0004f751" style:font-weight-asian="bold" style:font-weight-complex="bold"/>
    </style:style>
    <style:style style:name="P6" style:family="paragraph" style:parent-style-name="Standard_20__28_user_29_">
      <style:text-properties fo:color="#000000" style:font-name="EB Garamond 08" fo:font-weight="normal" officeooo:rsid="0006d4a1" officeooo:paragraph-rsid="0006d4a1" style:font-weight-asian="normal" style:font-weight-complex="normal"/>
    </style:style>
    <style:style style:name="P7" style:family="paragraph" style:parent-style-name="Standard_20__28_user_29_">
      <style:text-properties fo:color="#000000" style:font-name="EB Garamond 08" fo:font-weight="normal" officeooo:rsid="0006d4a1" officeooo:paragraph-rsid="0004f751" style:font-weight-asian="normal" style:font-weight-complex="normal"/>
    </style:style>
    <style:style style:name="P8" style:family="paragraph" style:parent-style-name="Standard_20__28_user_29_">
      <style:text-properties fo:color="#000000" style:font-name="EB Garamond 08" fo:font-weight="normal" officeooo:rsid="000880d8" officeooo:paragraph-rsid="000880d8" style:font-weight-asian="normal" style:font-weight-complex="normal"/>
    </style:style>
    <style:style style:name="P9" style:family="paragraph" style:parent-style-name="Standard_20__28_user_29_">
      <style:text-properties fo:color="#000000" style:font-name="EB Garamond 08" fo:font-weight="normal" officeooo:rsid="000da119" officeooo:paragraph-rsid="000da119" style:font-weight-asian="normal" style:font-weight-complex="normal"/>
    </style:style>
    <style:style style:name="P10" style:family="paragraph" style:parent-style-name="Standard_20__28_user_29_">
      <style:text-properties fo:color="#000000" style:font-name="EB Garamond 08" fo:font-weight="normal" officeooo:rsid="000f2e5b" officeooo:paragraph-rsid="000f2e5b" style:font-weight-asian="normal" style:font-weight-complex="normal"/>
    </style:style>
    <style:style style:name="P11" style:family="paragraph" style:parent-style-name="Standard_20__28_user_29_">
      <style:text-properties fo:color="#000000" style:font-name="EB Garamond 08" fo:font-weight="normal" officeooo:rsid="00100d93" officeooo:paragraph-rsid="000f2e5b" style:font-weight-asian="normal" style:font-weight-complex="normal"/>
    </style:style>
    <style:style style:name="P12" style:family="paragraph" style:parent-style-name="Standard_20__28_user_29_">
      <style:text-properties fo:color="#000000" style:font-name="EB Garamond 08" fo:font-weight="normal" officeooo:rsid="0011bbf1" officeooo:paragraph-rsid="0011bbf1" style:font-weight-asian="normal" style:font-weight-complex="normal"/>
    </style:style>
    <style:style style:name="P13" style:family="paragraph" style:parent-style-name="Standard_20__28_user_29_">
      <style:text-properties fo:color="#000000" style:font-name="EB Garamond 08" fo:font-weight="normal" officeooo:rsid="00132b14" officeooo:paragraph-rsid="00132b14" style:font-weight-asian="normal" style:font-weight-complex="normal"/>
    </style:style>
    <style:style style:name="P14" style:family="paragraph" style:parent-style-name="Standard_20__28_user_29_">
      <style:text-properties fo:color="#000000" style:font-name="EB Garamond 08" fo:font-weight="normal" officeooo:rsid="00100d93" officeooo:paragraph-rsid="00100d93" style:font-weight-asian="normal" style:font-weight-complex="normal"/>
    </style:style>
    <style:style style:name="P15" style:family="paragraph" style:parent-style-name="Standard_20__28_user_29_">
      <style:text-properties fo:color="#000000" style:font-name="EB Garamond 08" fo:font-weight="normal" officeooo:rsid="0013b054" officeooo:paragraph-rsid="0013b054" style:font-weight-asian="normal" style:font-weight-complex="normal"/>
    </style:style>
    <style:style style:name="T1" style:family="text">
      <style:text-properties officeooo:rsid="000ca9bf"/>
    </style:style>
    <style:style style:name="T2" style:family="text">
      <style:text-properties officeooo:rsid="000f2e5b"/>
    </style:style>
    <style:style style:name="T3" style:family="text">
      <style:text-properties officeooo:rsid="000fff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ith:</text:p>
      <text:p text:style-name="P5">-THE GOD KING THAT TAKES SIPHONS ALL MAGIC TO THEMSELF!</text:p>
      <text:p text:style-name="P7"/>
      <text:p text:style-name="P6"/>
      <text:p text:style-name="P8">What created the Dark One of Amarth? OG the laughter of Naa’roleith created living shadows that can animate undead. Unlike. <text:span text:style-name="T3">Revistited (many months later): The Dark One is Hasedek, Esteon, a Lesser Auhron of Andolem! The Dark One is his avatar in the Material World, trapped in place by the Scrolls of Seven.</text:span></text:p>
      <text:p text:style-name="P8"/>
      <text:p text:style-name="P8">-<text:span text:style-name="T1">The Shards of the Architect come in different forms:</text:span></text:p>
      <text:p text:style-name="P8"><text:tab/>-<text:span text:style-name="T1">intelligent, but able to be bonded to sentient forms; without a body</text:span></text:p>
      <text:p text:style-name="P8"><text:tab/>-<text:span text:style-name="T1">intelligent, having bodies of their own</text:span></text:p>
      <text:p text:style-name="P8"><text:tab/>-<text:span text:style-name="T1">mindless, but able to be bonded to sentient forms</text:span></text:p>
      <text:p text:style-name="P8"><text:tab/>-<text:span text:style-name="T1">mindless, unable to be bonded to sentient forms.</text:span></text:p>
      <text:p text:style-name="P8"/>
      <text:p text:style-name="P2">Magic of one of my worlds is very reagent-heavy, requiring materials, measuring, gathering and identifying chemicals, plants, and hoarding vials and bottles of the stuff. There are attempts at formal textbooks, but they end up only functioning as a kind of descriptive dictionary of magic practiced in a particular area. Many writers will attempt to create something full and comprehensive, but the magic practices they heard of from far regions that they include will stick out like a sore thumb in their writing. Magic is highly flavored by culture, language, poetry, and even double entendres.</text:p>
      <text:p text:style-name="P3">Anyone hoping to become a magician is expected to maintain a personal tome of magic, descriptions of what works and what doesn't, what you were taught by your parents, friends, tutors, or heroes. You are expected to iterate on it, edit it, prune, just as much as add. "Study" of magic will involve starting to read the tomes of long-dead mages in magician libraries in attempts to look for consistencies across different' people's magic, which, naturally, will be more likely with magicians that share cultures.</text:p>
      <text:p text:style-name="P3">If you happen to find a common procedural thread across very disparate magician tomes is a precious find; you are closer to finding something that many magician scholars say doesn't exist, a universal truth of magic.</text:p>
      <text:p text:style-name="P8"/>
      <text:p text:style-name="P8">--------------------------------------</text:p>
      <text:p text:style-name="P2">A long, long time ago, we started digging. No one knows what we were running from, but it must've been bad because we went down and closed the way behind us. After that, there was nowhere to go but down. Thankfully, we had the Well to guide us. When we emptied the stone and soil of resources, and when generations of entombed dead had filled long-abandoned halls, we climbed down the stairs circling the Well and carved a new home out of the rock. Again, and again, and again.</text:p>
      <text:p text:style-name="P3">It was many generations before the evil found us again. This time it settled in the tombs of our honored dead, turning them into murderous monsters and abominations. They say the first time was a massacre, that only a handful of us escaped. I don't know about that, but I know that every few generations we move farther down, blocking off all the routes upward except the Well. It was only within the last few generations that we built the Gate that's kept us safe enough to grow again.</text:p>
      <text:p text:style-name="P4"/>
      <text:p text:style-name="P3">You live in Bastion, the last city, the dark refuge against all that threatens humanity. So did your parents, their parents, and so on ad infinitum. Lit by gaslamp, bioluminescent fungi, and bituminous coal torches, you survive on the grace of the magical paint and rune magic that make life livable. Bastion exists as an offshoot of the Well, the massive shaft of emptiness pointing straight down as the plumb bob hangs.</text:p>
      <text:p text:style-name="P3">The Well is an empty shaft one hundred meters in diameter and ringed on the interior wall by a helical stairway that climbs into the black reaches above and recesses below. That stairway, broad enough for four to walk comfortably abreast, has a landing every one-third rotation around the Well with a massive double door that opens onto that level. Each level is about twenty-one meters above or below the next, and going up three levels puts you about sixty-three meters directly above the level you left.</text:p>
      <text:p text:style-name="P4"/>
      <text:p text:style-name="P3">You are a gravedigger, one of the brave or crazy few who climbs the Well to the tombs above. You put our dead back to rest and bring back treasures of our past. Maybe you do it for the bounties. Maybe you do it for the loot, or for the thrill. Or perhaps you do it because you can't help but want to find out what's really up there, in the past that we think we've buried.</text:p>
      <text:p text:style-name="P8"/>
      <text:p text:style-name="P8"/>
      <text:p text:style-name="P8">--------------</text:p>
      <text:p text:style-name="P9">general worldbuilding ideas:</text:p>
      <text:p text:style-name="P9">First, make a detailed geographical map. Build this up with gimp with simple markers and lines. The more detailed the better.</text:p>
      <text:p text:style-name="P9"/>
      <text:p text:style-name="P9">The map: this would ideally be an entire world map, able to be zoomed in to individual sections to be detailed. This is impossible. Instead, use my previous <text:span text:style-name="T2">blackmap + gprojector + GB + gimp.</text:span></text:p>
      <text:p text:style-name="P9"/>
      <text:p text:style-name="P10"><text:soft-page-break/>Use the map to help guide story.</text:p>
      <text:p text:style-name="P10">Step 3: profit</text:p>
      <text:p text:style-name="P10"/>
      <text:p text:style-name="P11"/>
      <text:p text:style-name="P12">00000000</text:p>
      <text:p text:style-name="P12"/>
      <text:p text:style-name="P12">The few hundred years after the destruction of Rinadure, the Rhun leave the city for brighter places. They spread into the eastern grasslands and the southern mountains. Few remain, those few that still cling to the Gwenyn. The Gwenyn are stuck in Rinadure, corrupted by Sana in the tree of Selor, as all who are drawn too greedily to the tree are. The mages they train, the Istamb, go on to lead many of the other cultures into new lives.</text:p>
      <text:p text:style-name="P12"/>
      <text:p text:style-name="P12">Apythia’s ritual ends all this, a final stake into the heart of the recovering Rhun. Without magic, their society collapses. Eres attempts to undo the ritual by seeking the Tablets of Mallorn, but Hundie took them with the ring Risilus deep into the desert and shattered them. Insulo was killed by the servants of Eres. Eres passes her gaze south, to the elves. She leaves the Istamb in Rhunendor to her second in command, Esteon. Haseduanth. </text:p>
      <text:p text:style-name="P12"/>
      <text:p text:style-name="P13">The cult of Eres lives on, then, under the leadership of Esteon. He is driven to restore magic so that he may find a way to restore his family—so his cult takes to the desert, starting a hereditary tradition of searching the entire place for the lost Tablets of Mallorn…</text:p>
      <text:p text:style-name="P13"/>
      <text:p text:style-name="P13"/>
      <text:p text:style-name="P14"/>
      <text:p text:style-name="P14">---</text:p>
      <text:p text:style-name="P15">Religions evolve in abstraction, deities don’t necessarily give straight answers and are not believed to give straight answ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Sans" svg:font-family="'Noto Sans', Arial, sans-serif"/>
    <style:font-face style:name="EB Garamond 08" svg:font-family="'EB Garamond 08'"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17T13:42:45.738573883</meta:creation-date>
    <dc:date>2022-05-12T17:26:51.271032976</dc:date>
    <meta:editing-duration>PT1H45M18S</meta:editing-duration>
    <meta:editing-cycles>11</meta:editing-cycles>
    <meta:generator>LibreOffice/6.4.7.2$Linux_X86_64 LibreOffice_project/40$Build-2</meta:generator>
    <meta:document-statistic meta:table-count="0" meta:image-count="0" meta:object-count="0" meta:page-count="2" meta:paragraph-count="29" meta:word-count="1036" meta:character-count="5951" meta:non-whitespace-character-count="4940"/>
  </office:meta>
</office:document-meta>
</file>